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udent<text:s/>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95" table:formula="of:=MAX([.B3:.B12])" table:style-name="ce1">
            <text:p>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umum</text:p>
          </table:table-cell>
          <table:table-cell office:value-type="float" office:value="65" table:formula="of:=MIN([.B3:.B12])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office:value-type="float" office:value="30" table:formula="of:=MAX([.B2:.B12])-MIN([.B2:.B12])" table:style-name="ce1">
            <text:p>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8.5" table:formula="of:=AVERAGE(([.B2:.B12]))" table:style-name="ce1">
            <text:p>78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text:s/></text:p>
          </table:table-cell>
          <table:table-cell office:value-type="float" office:value="77.5" table:formula="of:=MEDIAN([.B2:.B12])" table:style-name="ce1">
            <text:p>77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office:value-type="float" office:value="70" table:formula="of:=MODE([.B2:.B12])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tandard Deviation</text:p>
          </table:table-cell>
          <table:table-cell table:style-name="ce1"/>
          <table:table-cell office:value-type="float" office:value="8.9582364335844584" table:formula="of:=STDEVP([.B2:.B12])" table:style-name="ce1">
            <text:p>8.9582364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dent 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10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londra martinez</meta:initial-creator>
    <dc:creator>alondra martinez</dc:creator>
    <meta:creation-date>2026-03-25T18:59:00Z</meta:creation-date>
    <dc:date>2026-03-25T19:49:01Z</dc:date>
  </office:meta>
</office:document-meta>
</file>